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c9777" officeooo:paragraph-rsid="000c9777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0c9777" officeooo:paragraph-rsid="000c97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1</text:p>
      <text:p text:style-name="P1"/>
      <text:p text:style-name="P2">Ex 1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1:18:07.890726883</meta:creation-date>
    <dc:date>2024-01-18T11:19:20.177474701</dc:date>
    <meta:editing-duration>PT1M13S</meta:editing-duration>
    <meta:editing-cycles>1</meta:editing-cycles>
    <meta:document-statistic meta:table-count="0" meta:image-count="0" meta:object-count="0" meta:page-count="1" meta:paragraph-count="2" meta:word-count="3" meta:character-count="7" meta:non-whitespace-character-count="6"/>
    <meta:generator>LibreOffice/7.3.7.2$Linux_X86_64 LibreOffice_project/30$Build-2</meta:generator>
  </office:meta>
</office:document-meta>
</file>